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text:s text:c="10"/>Month/Year :<text:a xlink:href="python://get_month()" xlink:type="simple">python://get_month()</text:a> <text:s/><text:a xlink:href="python://get_year()" xlink:type="simple">python://get_year()</text:a></text:p>
            <text:p><text:span text:style-name="T6"/></text:p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0:48:25</dc:date>
    <meta:generator>LibreOffice/3.5$Linux_x86 LibreOffice_project/350m1$Build-2</meta:generator>
    <meta:editing-duration>PT5H54M6S</meta:editing-duration>
    <meta:editing-cycles>167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